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stroke="dash" draw:stroke-dash="Ultrafine_20_Dashed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color="#808080" draw:marker-end="Styl_20_šipky_20_1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808080" draw:marker-end="Styl_20_šipky_20_1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Styl_20_šipky_20_1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none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6" draw:id="id6" draw:layer="layout" svg:width="7.5cm" svg:height="4cm" svg:x="1.5cm" svg:y="6.5cm">
          <draw:glue-point draw:id="4" svg:x="5cm" svg:y="2.5cm"/>
          <draw:glue-point draw:id="5" svg:x="5cm" svg:y="-2.5cm"/>
          <draw:glue-point draw:id="6" svg:x="3.666cm" svg:y="5cm"/>
          <text:p text:style-name="P1">MapLayerGroup</text:p>
          <text:p text:style-name="P2"><text:span text:style-name="T1">insertMapLayer()</text:span></text:p>
          <text:p text:style-name="P2"><text:span text:style-name="T1">removeMapLayer()</text:span></text:p>
          <text:p text:style-name="P2"><text:span text:style-name="T1">slot itemChanged()</text:span></text:p>
          <text:p text:style-name="P2"><text:span text:style-name="T1">signal </text:span><text:span text:style-name="T2">mapLayerDisplayed()</text:span></text:p>
          <text:p text:style-name="P2"><text:span text:style-name="T2">signal mapLayerHidden()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.5cm" svg:height="2cm" svg:x="1.5cm" svg:y="18.5cm">
          <text:p text:style-name="P1">MainWindow</text:p>
          <text:p text:style-name="P2"><text:span text:style-name="T1">createMapLayerGroup()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7.5cm" svg:height="2cm" svg:x="1.5cm" svg:y="13.5cm">
          <text:p text:style-name="P1">QTreeWidget</text:p>
          <text:p text:style-name="P2"><text:span text:style-name="T1">signal item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7.5cm" svg:height="1.5cm" svg:x="18cm" svg:y="7.5cm">
          <draw:glue-point draw:id="4" svg:x="-5cm" svg:y="-1.666cm"/>
          <draw:glue-point draw:id="5" svg:x="-5cm" svg:y="1.666cm"/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7.5cm" svg:height="1.5cm" svg:x="18cm" svg:y="4cm">
          <text:p text:style-name="P1">Plugin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.5cm" svg:height="2cm" svg:x="18cm" svg:y="14.5cm">
          <text:p text:style-name="P1">CoreInterface</text:p>
          <text:p text:style-name="P2"><text:span text:style-name="T1">createMapLayerGroup() = 0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.5cm" svg:height="2cm" svg:x="18cm" svg:y="18.5cm">
          <text:p text:style-name="P1">CoreImplementation</text:p>
          <text:p text:style-name="P2"><text:span text:style-name="T1">createMapLayerGro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21.75cm" svg:y1="9cm" svg:x2="21.75cm" svg:y2="14.5cm" draw:start-shape="id1" draw:start-glue-point="2" draw:end-shape="id2" draw:end-glue-point="0" svg:d="m21750 9000v5500">
          <text:p/>
        </draw:connector>
        <draw:frame draw:style-name="gr3" draw:text-style-name="P3" draw:layer="layout" svg:width="8cm" svg:height="1.25cm" svg:x="22cm" svg:y="9cm">
          <draw:text-box>
            <text:p text:style-name="P3"><text:span text:style-name="T3">create MapLayerGroup</text:span></text:p>
          </draw:text-box>
        </draw:frame>
        <draw:connector draw:style-name="gr2" draw:text-style-name="P1" draw:layer="layout" draw:type="curve" svg:x1="18cm" svg:y1="19.5cm" svg:x2="9cm" svg:y2="19.5cm" draw:start-shape="id3" draw:start-glue-point="3" draw:end-shape="id4" draw:end-glue-point="1" svg:d="m18000 19500h-9000">
          <text:p/>
        </draw:connector>
        <draw:frame draw:style-name="gr3" draw:text-style-name="P3" draw:layer="layout" svg:width="4.5cm" svg:height="1.25cm" svg:x="5.5cm" svg:y="12.5cm">
          <draw:text-box>
            <text:p text:style-name="P3"><text:span text:style-name="T3">itemChanged</text:span></text:p>
          </draw:text-box>
        </draw:frame>
        <draw:connector draw:style-name="gr4" draw:text-style-name="P1" draw:layer="layout" draw:type="line" svg:x1="21.75cm" svg:y1="7.5cm" svg:x2="21.75cm" svg:y2="5.5cm" draw:start-shape="id1" draw:start-glue-point="0" draw:end-shape="id5" draw:end-glue-point="2" svg:d="m21750 7500v-2000">
          <text:p/>
        </draw:connector>
        <draw:connector draw:style-name="gr4" draw:text-style-name="P1" draw:layer="layout" draw:type="line" svg:x1="21.75cm" svg:y1="18.5cm" svg:x2="21.75cm" svg:y2="16.5cm" draw:start-shape="id3" draw:start-glue-point="0" draw:end-shape="id2" draw:end-glue-point="2" svg:d="m21750 18500v-2000">
          <text:p/>
        </draw:connector>
        <draw:connector draw:style-name="gr2" draw:text-style-name="P1" draw:layer="layout" draw:type="curve" svg:x1="18cm" svg:y1="8.499cm" svg:x2="9cm" svg:y2="8.5cm" draw:start-shape="id1" draw:start-glue-point="5" draw:end-shape="id6" draw:end-glue-point="1" svg:d="m18000 8499c-6748 0-2249 1-9000 1">
          <text:p/>
        </draw:connector>
        <draw:frame draw:style-name="gr3" draw:text-style-name="P3" draw:layer="layout" svg:width="7cm" svg:height="1.25cm" svg:x="11.5cm" svg:y="7.5cm">
          <draw:text-box>
            <text:p text:style-name="P3"><text:span text:style-name="T3">insert / remove map layer</text:span></text:p>
          </draw:text-box>
        </draw:frame>
        <draw:connector draw:style-name="gr5" draw:text-style-name="P1" draw:layer="layout" draw:type="curve" svg:x1="5.25cm" svg:y1="13.5cm" svg:x2="5.25cm" svg:y2="10.5cm" draw:start-shape="id7" draw:start-glue-point="0" draw:end-shape="id6" draw:end-glue-point="2" svg:d="m5250 13500v-3000">
          <text:p/>
        </draw:connector>
        <draw:frame draw:style-name="gr3" draw:text-style-name="P4" draw:layer="layout" svg:width="4.5cm" svg:height="1.25cm" svg:x="6cm" svg:y="23cm">
          <draw:text-box>
            <text:p text:style-name="P4"><text:span text:style-name="T4">call</text:span></text:p>
          </draw:text-box>
        </draw:frame>
        <draw:frame draw:style-name="gr3" draw:text-style-name="P4" draw:layer="layout" svg:width="4.5cm" svg:height="1.25cm" svg:x="6cm" svg:y="24cm">
          <draw:text-box>
            <text:p text:style-name="P4"><text:span text:style-name="T4">signal</text:span></text:p>
          </draw:text-box>
        </draw:frame>
        <draw:frame draw:style-name="gr3" draw:text-style-name="P4" draw:layer="layout" svg:width="4.5cm" svg:height="1.25cm" svg:x="6cm" svg:y="25cm">
          <draw:text-box>
            <text:p text:style-name="P4"><text:span text:style-name="T4">subclass</text:span></text:p>
          </draw:text-box>
        </draw:frame>
        <draw:connector draw:style-name="gr2" draw:text-style-name="P1" draw:layer="layout" draw:type="curve" svg:x1="6cm" svg:y1="23.5cm" svg:x2="2.5cm" svg:y2="23.5cm" svg:d="m6000 23500h-3500">
          <text:p/>
        </draw:connector>
        <draw:connector draw:style-name="gr5" draw:text-style-name="P1" draw:layer="layout" draw:type="curve" svg:x1="6cm" svg:y1="24.5cm" svg:x2="2.5cm" svg:y2="24.5cm" svg:d="m6000 24500h-3500">
          <text:p/>
        </draw:connector>
        <draw:connector draw:style-name="gr6" draw:text-style-name="P1" draw:layer="layout" draw:type="curve" svg:x1="6cm" svg:y1="25.5cm" svg:x2="2.5cm" svg:y2="25.5cm" svg:d="m6000 25500h-3500">
          <text:p/>
        </draw:connector>
        <draw:frame draw:style-name="gr3" draw:text-style-name="P3" draw:layer="layout" svg:width="8cm" svg:height="1.25cm" svg:x="12cm" svg:y="18.5cm">
          <draw:text-box>
            <text:p text:style-name="P3"><text:span text:style-name="T3">create MapLayerGroup</text:span></text:p>
          </draw:text-box>
        </draw:frame>
        <draw:frame draw:style-name="gr7" draw:layer="layout" svg:width="14cm" svg:height="2.75cm" svg:x="1.5cm" svg:y="1.25cm">
          <draw:text-box>
            <text:p>MapLayerGroup</text:p>
            <text:p><text:span text:style-name="T3">Model diagram of creating map layer groups and inserting/removing map lay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</meta:initial-creator>
    <meta:creation-date>2011-12-19T11:00:00.74</meta:creation-date>
    <dc:date>2011-12-19T20:21:54.90</dc:date>
    <dc:creator>Tom </dc:creator>
    <meta:editing-duration>PT9H6M34S</meta:editing-duration>
    <meta:editing-cycles>13</meta:editing-cycles>
    <meta:generator>OpenOffice.org/3.3$Win32 OpenOffice.org_project/330m20$Build-9567</meta:generator>
    <meta:document-statistic meta:object-count="24"/>
  </office:meta>
</office:document-meta>
</file>